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5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0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5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" fo:font-size="28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7" style:family="paragraph">
      <style:paragraph-properties fo:margin-left="0cm" fo:margin-right="0cm" fo:margin-top="0cm" fo:margin-bottom="0cm" fo:line-height="100%" fo:text-align="end" fo:text-indent="0cm" style:text-autospace="non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normal" style:letter-kerning="true" style:font-name-asian="Segoe UI1" style:font-size-asian="28pt" style:font-style-asian="normal" style:font-weight-asian="normal" style:font-name-complex="Segoe U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5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6" style:family="text">
      <style:text-properties fo:color="#000000" style:font-name="Arial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7" style:family="text">
      <style:text-properties fo:color="#000000" style:font-name="Arial" fo:font-size="15pt" fo:text-shadow="1pt 1pt" fo:font-weight="normal" style:font-name-asian="Segoe UI1" style:font-size-asian="15pt" style:font-weight-asian="bold" style:font-name-complex="Segoe UI1" style:font-size-complex="15pt" style:font-weight-complex="bold"/>
    </style:style>
    <style:style style:name="T8" style:family="text">
      <style:text-properties fo:color="#000000" style:font-name="Segoe UI Semibold" fo:font-size="20pt" fo:text-shadow="none" fo:font-weight="bold" style:font-name-asian="Segoe UI1" style:font-size-asian="20pt" style:font-weight-asian="bold" style:font-name-complex="Segoe UI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</text:span><text:span text:style-name="T2">637</text:span></text:p>
            <text:p text:style-name="P1"><text:span text:style-name="T3">“</text:span><text:span text:style-name="T3">Draw Near and Take the Body of the Lord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4" draw:layer="layout" svg:width="25.908cm" svg:height="6.835cm" svg:x="1.016cm" svg:y="0.531cm">
          <draw:text-box>
            <text:p text:style-name="P1"><text:span text:style-name="T4">1.</text:span></text:p>
            <text:p text:style-name="P1"><text:span text:style-name="T5">Draw near and take the body of the Lord,</text:span><text:span text:style-name="T5"><text:line-break/></text:span><text:span text:style-name="T5">And drink the holy blood</text:span></text:p>
            <text:p text:style-name="P1"><text:span text:style-name="T5">for you outpoured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4" draw:text-style-name="P4" draw:layer="layout" svg:width="25.609cm" svg:height="5.565cm" svg:x="1.061cm" svg:y="0.598cm">
          <draw:text-box>
            <text:p text:style-name="P1"><text:span text:style-name="T5">Offered was He</text:span></text:p>
            <text:p text:style-name="P1"><text:span text:style-name="T5">for greatest and for least,</text:span><text:span text:style-name="T5"><text:line-break/></text:span><text:span text:style-name="T5">Himself the victim and Himself the priest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>
        <draw:frame draw:style-name="gr5" draw:text-style-name="P5" draw:layer="layout" svg:width="25.908cm" svg:height="6.573cm" svg:x="1.016cm" svg:y="0.539cm">
          <draw:text-box>
            <text:p text:style-name="P1"><text:span text:style-name="T4">2.</text:span></text:p>
            <text:p text:style-name="P1"><text:span text:style-name="T5">He who His saints</text:span></text:p>
            <text:p text:style-name="P1"><text:span text:style-name="T5">in this world rules and shields,</text:span><text:span text:style-name="T5"><text:line-break/></text:span><text:span text:style-name="T5">To all believers life eternal yield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>
        <draw:frame draw:style-name="gr6" draw:text-style-name="P5" draw:layer="layout" svg:width="25.908cm" svg:height="5.557cm" svg:x="1.016cm" svg:y="0.539cm">
          <draw:text-box>
            <text:p text:style-name="P1"><text:span text:style-name="T5"><text:s/></text:span><text:span text:style-name="T5">With heav’nly bread</text:span></text:p>
            <text:p text:style-name="P1"><text:span text:style-name="T5">He makes the hungry whole,</text:span><text:span text:style-name="T5"><text:line-break/></text:span><text:span text:style-name="T5">Gives living waters to the thirsting sou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">
        <draw:frame draw:style-name="gr7" draw:text-style-name="P6" draw:layer="layout" svg:width="24.384cm" svg:height="6.858cm" svg:x="1.867cm" svg:y="0.657cm">
          <draw:text-box>
            <text:p text:style-name="P1"><text:span text:style-name="T4">3.</text:span></text:p>
            <text:p text:style-name="P1"><text:span text:style-name="T5">Come forward then</text:span></text:p>
            <text:p text:style-name="P1"><text:span text:style-name="T5">with faithful hearts sincere,</text:span><text:span text:style-name="T5"><text:line-break/></text:span><text:span text:style-name="T5">And take the pledges of salvation he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Default">
        <draw:frame draw:style-name="gr8" draw:text-style-name="P6" draw:layer="layout" svg:width="25.4cm" svg:height="11.785cm" svg:x="1.27cm" svg:y="1.016cm">
          <draw:text-box>
            <text:p text:style-name="P1"><text:span text:style-name="T5">O Lord, our hearts</text:span></text:p>
            <text:p text:style-name="P1"><text:span text:style-name="T5">with grateful thanks endow</text:span><text:span text:style-name="T5"><text:line-break/></text:span><text:span text:style-name="T5">As in this feast of love You bless us now.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><text:s text:c="10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0-01T09:38:53.896000000</meta:creation-date>
    <dc:date>2018-10-04T18:52:32.687000000</dc:date>
    <meta:editing-duration>PT20M26S</meta:editing-duration>
    <meta:editing-cycles>10</meta:editing-cycles>
    <meta:generator>LibreOffice/6.0.6.2$Windows_X86_64 LibreOffice_project/0c292870b25a325b5ed35f6b45599d2ea4458e77</meta:generator>
    <meta:document-statistic meta:object-count="42"/>
  </office:meta>
</office:document-meta>
</file>